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ExtractorReader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xtExtractorReader.TextExtractorReader( TextExtractorJob job , Executor executor ,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ExtractorReader.read( char [ ] cbuf , int off , int l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extExtractorReader.isExtractorFinishe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